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table:number-columns-repeated="3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table:number-columns-repeated="3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table:number-columns-repeated="3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table:number-columns-repeated="3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table:number-columns-repeated="3"/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table:number-columns-repeated="3"/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table:number-columns-repeated="3"/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3"/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table:number-columns-repeated="3"/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3"/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table:number-columns-repeated="3"/>
          <table:table-cell table:number-columns-repeated="244"/>
        </table:table-row>
        <table:table-row table:style-name="ro1">
          <table:table-cell>
            <draw:frame table:end-cell-address="表1.G37" table:end-x="0.711cm" table:end-y="0.06cm" draw:z-index="0" draw:style-name="gr1" svg:width="6.495cm" svg:height="4.988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9cm" table:end-y="0.06cm" draw:z-index="1" draw:style-name="gr1" svg:width="6.495cm" svg:height="4.988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4cm" table:end-y="0.06cm" draw:z-index="2" draw:style-name="gr1" svg:width="6.495cm" svg:height="4.988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3cm" table:end-y="0.06cm" draw:z-index="3" draw:style-name="gr1" svg:width="6.495cm" svg:height="4.988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4cm" table:end-y="0.027cm" draw:z-index="4" draw:style-name="gr1" svg:width="6.498cm" svg:height="4.468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2cm" table:end-y="0.027cm" draw:z-index="5" draw:style-name="gr1" svg:width="6.498cm" svg:height="4.468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123cm" draw:z-index="6" draw:style-name="gr1" svg:width="6.496cm" svg:height="3.966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7">2009/01/17</text:date>, <text:time>16:22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1-17T16:22:43</dc:date>
    <meta:editing-cycles>15</meta:editing-cycles>
    <meta:editing-duration>P4DT12H27M31S</meta:editing-duration>
    <meta:user-defined meta:name="Info 1"/>
    <meta:user-defined meta:name="Info 2"/>
    <meta:user-defined meta:name="Info 3"/>
    <meta:user-defined meta:name="Info 4"/>
    <meta:document-statistic meta:table-count="3" meta:cell-count="20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3cm" svg:y="0.11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1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1cm" svg:y="0.11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7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9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46cm" svg:y="0.088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6cm" svg:height="3.16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